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5.625cm" style:rel-column-width="60231*"/>
    </style:style>
    <style:style style:name="Tabla1.B" style:family="table-column">
      <style:table-column-properties style:column-width="1.376cm" style:rel-column-width="530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sas a verificar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ables conectados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uedas limp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uedas inflad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ixy calibrada:</text:p>
            <text:p text:style-name="Table_20_Contents"><text:s text:c="6"/>Bloques definidos</text:p>
            <text:p text:style-name="Table_20_Contents"><text:s text:c="6"/>Lineas detectadas</text:p>
            <text:p text:style-name="Table_20_Contents"><text:s text:c="6"/>Reconocimiento de los bloques</text:p>
            <text:p text:style-name="Table_20_Contents"><text:s text:c="6"/>Detección exclusiva (Solo lo que queremos)</text:p>
            <text:p text:style-name="Table_20_Contents"><text:s text:c="6"/>Ajustar inclinación pixy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PU calibr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atería carg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rograma del Arduino Nano carg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rograma del ESP32 carg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uz frontal carg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ltrasonidos calibrad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ltrasonidos intact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Servo funcionando</text:p>
            <text:p text:style-name="Table_20_Contents">No se calient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rivers funcionando</text:p>
            <text:p text:style-name="Table_20_Contents">No se calienta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otor no se calient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otón funcionan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dicador de voltaje funcionan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onjas en su luga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l numero de vueltas está bi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as signatures están bien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Table_20_Contents">Calibrar Serv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l coche está bien colocado en medi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mprobar fin del muro (ultrasonidos)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Quitar la telemetria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5T16:48:28.18</meta:creation-date>
    <dc:date>2022-11-10T20:36:39.81</dc:date>
    <meta:editing-duration>PT4H53M57S</meta:editing-duration>
    <meta:editing-cycles>9</meta:editing-cycles>
    <meta:generator>OpenOffice/4.1.12$Win32 OpenOffice.org_project/4112m1$Build-9809</meta:generator>
    <meta:document-statistic meta:table-count="1" meta:image-count="0" meta:object-count="0" meta:page-count="1" meta:paragraph-count="31" meta:word-count="99" meta:character-count="703"/>
  </office:meta>
</office:document-meta>
</file>